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236in" table:align="margins"/>
    </style:style>
    <style:style style:name="Table1.A" style:family="table-column">
      <style:table-column-properties style:column-width="3.7403in" style:rel-column-width="37006*"/>
    </style:style>
    <style:style style:name="Table1.B" style:family="table-column">
      <style:table-column-properties style:column-width="2.8833in" style:rel-column-width="28529*"/>
    </style:style>
    <style:style style:name="Table1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1.B1" style:family="table-cell">
      <style:table-cell-properties fo:padding="0.0382in" fo:border="1.05pt solid #000000"/>
    </style:style>
    <style:style style:name="Table1.2" style:family="table-row">
      <style:table-row-properties style:min-row-height="0.941in"/>
    </style:style>
    <style:style style:name="Table1.A2" style:family="table-cell">
      <style:table-cell-properties fo:padding="0.0382in" fo:border-left="1.05pt solid #000000" fo:border-right="none" fo:border-top="none" fo:border-bottom="1.05pt solid #000000"/>
    </style:style>
    <style:style style:name="Table1.B2" style:family="table-cell">
      <style:table-cell-properties fo:padding="0.0382in" fo:border-left="1.05pt solid #000000" fo:border-right="1.05pt solid #000000" fo:border-top="none" fo:border-bottom="1.05pt solid #000000"/>
    </style:style>
    <style:style style:name="Table3" style:family="table">
      <style:table-properties style:width="6.6236in" table:align="margins"/>
    </style:style>
    <style:style style:name="Table3.A" style:family="table-column">
      <style:table-column-properties style:column-width="3.3118in" style:rel-column-width="32767*"/>
    </style:style>
    <style:style style:name="Table3.B" style:family="table-column">
      <style:table-column-properties style:column-width="3.3118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2" style:family="table">
      <style:table-properties style:width="6.641in" fo:margin-left="0in" table:align="left"/>
    </style:style>
    <style:style style:name="Table2.A" style:family="table-column">
      <style:table-column-properties style:column-width="0.4736in"/>
    </style:style>
    <style:style style:name="Table2.B" style:family="table-column">
      <style:table-column-properties style:column-width="3.5583in"/>
    </style:style>
    <style:style style:name="Table2.C" style:family="table-column">
      <style:table-column-properties style:column-width="1.3715in"/>
    </style:style>
    <style:style style:name="Table2.D" style:family="table-column">
      <style:table-column-properties style:column-width="1.2375in"/>
    </style:style>
    <style:style style:name="Table2.A1" style:family="table-cell">
      <style:table-cell-properties fo:padding="0.0382in" fo:border-left="1.05pt solid #000000" fo:border-right="none" fo:border-top="1.05pt solid #000000" fo:border-bottom="1.05pt solid #000000"/>
    </style:style>
    <style:style style:name="Table2.C1" style:family="table-cell">
      <style:table-cell-properties fo:padding="0.0382in" fo:border="1.05pt solid #000000"/>
    </style:style>
    <style:style style:name="Table2.2" style:family="table-row">
      <style:table-row-properties style:min-row-height="0.2521in"/>
    </style:style>
    <style:style style:name="Table2.C2" style:family="table-cell">
      <style:table-cell-properties fo:padding="0.0382in" fo:border-left="1.05pt solid #000000" fo:border-right="none" fo:border-top="none" fo:border-bottom="1.05pt solid #000000"/>
    </style:style>
    <style:style style:name="Table2.D2" style:family="table-cell">
      <style:table-cell-properties fo:padding="0.0382in" fo:border-left="1.05pt solid #000000" fo:border-right="1.05pt solid #000000" fo:border-top="none" fo:border-bottom="1.05pt solid #000000"/>
    </style:style>
    <style:style style:name="Table2.A3" style:family="table-cell">
      <style:table-cell-properties fo:padding="0.0382in" fo:border-left="1.05pt solid #000000" fo:border-right="1.05pt solid #000000" fo:border-top="1.05pt solid #000000" fo:border-bottom="none"/>
    </style:style>
    <style:style style:name="Table2.A4" style:family="table-cell">
      <style:table-cell-properties fo:padding="0.0382in" fo:border-left="1.05pt solid #000000" fo:border-right="1.05pt solid #000000" fo:border-top="none" fo:border-bottom="none"/>
    </style:style>
    <style:style style:name="Table2.13" style:family="table-row">
      <style:table-row-properties style:min-row-height="1.0486in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style:font-name="Ubuntu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padding="0.0291in" fo:border-left="none" fo:border-right="none" fo:border-top="none" fo:border-bottom="0.99pt solid #000000" style:join-border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dc2300" style:font-name="Century Schoolbook 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3333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/>
    </style:style>
    <style:style style:name="T5" style:family="text">
      <style:text-properties fo:font-size="22pt" style:font-size-asian="22pt" style:font-size-complex="22pt"/>
    </style:style>
  </office:automatic-styles>
  <office:body>
    <office:text>
      <text:tracked-changes text:track-changes="false">
        <text:changed-region xml:id="ct50469840" text:id="ct50469840">
          <text:insertion>
            <office:change-info>
              <dc:creator>Unknown Author</dc:creator>
              <dc:date>2012-09-03T07:45:00</dc:date>
            </office:change-info>
          </text:insertion>
        </text:changed-region>
        <text:changed-region xml:id="ct51522288" text:id="ct51522288">
          <text:insertion>
            <office:change-info>
              <dc:creator>Unknown Author</dc:creator>
              <dc:date>2012-09-03T07:55:00</dc:date>
            </office:change-info>
          </text:insertion>
        </text:changed-region>
        <text:changed-region xml:id="ct51522544" text:id="ct51522544">
          <text:insertion>
            <office:change-info>
              <dc:creator>Unknown Author</dc:creator>
              <dc:date>2012-09-02T22:11:00</dc:date>
            </office:change-info>
          </text:insertion>
        </text:changed-region>
        <text:changed-region xml:id="ct51847120" text:id="ct51847120">
          <text:insertion>
            <office:change-info>
              <dc:creator>Unknown Author</dc:creator>
              <dc:date>2012-09-02T22:11:00</dc:date>
            </office:change-info>
          </text:insertion>
        </text:changed-region>
        <text:changed-region xml:id="ct51853776" text:id="ct5185377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1853536" text:id="ct5185353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4048" text:id="ct518540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4240" text:id="ct5185424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854624" text:id="ct51854624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1854960" text:id="ct5185496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5152" text:id="ct5185515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5344" text:id="ct51855344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855696" text:id="ct5185569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1853248" text:id="ct518532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5888" text:id="ct5185588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052512" text:id="ct51052512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856480" text:id="ct51856480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1856256" text:id="ct5185625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053552" text:id="ct5105355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6944" text:id="ct51856944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857456" text:id="ct51857456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1857648" text:id="ct518576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7136" text:id="ct5185713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7840" text:id="ct5185784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858352" text:id="ct51858352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0993600" text:id="ct5099360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3920" text:id="ct5099392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4592" text:id="ct50994592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0994880" text:id="ct50994880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0995296" text:id="ct5099529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5648" text:id="ct5099564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6240" text:id="ct50996240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0996928" text:id="ct50996928">
          <text:insertion>
            <office:change-info>
              <dc:creator>Unknown Author</dc:creator>
              <dc:date>2012-09-15T17:32:00</dc:date>
            </office:change-info>
          </text:insertion>
        </text:changed-region>
        <text:changed-region xml:id="ct50996432" text:id="ct5099643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856672" text:id="ct5185667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8912" text:id="ct50998912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0999568" text:id="ct50999568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8160" text:id="ct50998160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8352" text:id="ct50998352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0999904" text:id="ct50999904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000304" text:id="ct51000304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000496" text:id="ct51000496">
          <text:insertion>
            <office:change-info>
              <dc:creator>Unknown Author</dc:creator>
              <dc:date>2012-09-15T17:33:00</dc:date>
            </office:change-info>
          </text:insertion>
        </text:changed-region>
        <text:changed-region xml:id="ct51000736" text:id="ct51000736">
          <text:insertion>
            <office:change-info>
              <dc:creator>Unknown Author</dc:creator>
              <dc:date>2012-09-15T17:34:00</dc:date>
            </office:change-info>
          </text:insertion>
        </text:changed-region>
        <text:changed-region xml:id="ct51001040" text:id="ct51001040">
          <text:insertion>
            <office:change-info>
              <dc:creator>Unknown Author</dc:creator>
              <dc:date>2012-09-15T17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line-break/><text:span text:style-name="T5">Fine Contacts</text:span></text:p>
          </table:table-cell>
          <table:table-cell table:style-name="Table1.B1" office:value-type="string">
            <text:p text:style-name="P6"><text:span text:style-name="T1">Delivery Challan</text:span><text:line-break/></text:p>
            <text:p text:style-name="P6"/>
            <text:p text:style-name="P6"/>
            <text:p text:style-name="P6"/>
          </table:table-cell>
        </table:table-row>
        <table:table-row table:style-name="Table1.2">
          <table:table-cell table:style-name="Table1.A2" office:value-type="string">
            <text:p text:style-name="P5">M/s: <text:s text:c="3"/><text:change-start text:change-id="ct50469840"/>custname<text:change-end text:change-id="ct50469840"/></text:p>
            <text:p text:style-name="P5"><text:change-start text:change-id="ct51522288"/>custadd<text:change-end text:change-id="ct51522288"/></text:p>
          </table:table-cell>
          <table:table-cell table:style-name="Table1.B2" office:value-type="string">
            <text:p text:style-name="P7">No: <text:s/><text:change-start text:change-id="ct51522544"/>billno<text:change-end text:change-id="ct51522544"/></text:p>
            <text:p text:style-name="P9"/>
            <text:p text:style-name="P7">Date: <text:s/><text:change-start text:change-id="ct51847120"/>date<text:change-end text:change-id="ct51847120"/></text:p>
            <text:p text:style-name="P11"/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3">Order No.</text:span>____________________ <text:s/><text:tab/></text:p>
          </table:table-cell>
          <table:table-cell table:style-name="Table3.B1" office:value-type="string">
            <text:p text:style-name="Table_20_Contents"><text:span text:style-name="T3">Date of Order :</text:span> 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rows-spanned="2" office:value-type="string">
            <text:p text:style-name="P7">Sr, No</text:p>
          </table:table-cell>
          <table:table-cell table:style-name="Table2.A1" table:number-rows-spanned="2" office:value-type="string">
            <text:p text:style-name="P8">PARTICULARS</text:p>
          </table:table-cell>
          <table:table-cell table:style-name="Table2.C1" table:number-columns-spanned="2" office:value-type="string">
            <text:p text:style-name="P8">Quantity</text:p>
          </table:table-cell>
          <table:covered-table-cell/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8">Nos.</text:p>
          </table:table-cell>
          <table:table-cell table:style-name="Table2.D2" office:value-type="string">
            <text:p text:style-name="P8">Weight</text:p>
          </table:table-cell>
        </table:table-row>
        <table:table-row>
          <table:table-cell table:style-name="Table2.A3" office:value-type="string">
            <text:p text:style-name="Table_20_Contents"><text:change-start text:change-id="ct51853776"/>sr1<text:change-end text:change-id="ct51853776"/></text:p>
          </table:table-cell>
          <table:table-cell table:style-name="Table2.A3" office:value-type="string">
            <text:p text:style-name="Table_20_Contents"><text:change-start text:change-id="ct51853536"/>par1<text:change-end text:change-id="ct51853536"/></text:p>
          </table:table-cell>
          <table:table-cell table:style-name="Table2.A3" office:value-type="string">
            <text:p text:style-name="P6"><text:change-start text:change-id="ct51854048"/>no1<text:change-end text:change-id="ct51854048"/></text:p>
          </table:table-cell>
          <table:table-cell table:style-name="Table2.A3" office:value-type="string">
            <text:p text:style-name="P6"><text:change-start text:change-id="ct51854240"/>w1<text:change-end text:change-id="ct51854240"/></text:p>
          </table:table-cell>
        </table:table-row>
        <table:table-row>
          <table:table-cell table:style-name="Table2.A4" office:value-type="string">
            <text:p text:style-name="Table_20_Contents"><text:change-start text:change-id="ct51854624"/>sr2<text:change-end text:change-id="ct51854624"/></text:p>
          </table:table-cell>
          <table:table-cell table:style-name="Table2.A4" office:value-type="string">
            <text:p text:style-name="Table_20_Contents"><text:change-start text:change-id="ct51854960"/>par2<text:change-end text:change-id="ct51854960"/></text:p>
          </table:table-cell>
          <table:table-cell table:style-name="Table2.A4" office:value-type="string">
            <text:p text:style-name="P6"><text:change-start text:change-id="ct51855152"/>no2<text:change-end text:change-id="ct51855152"/></text:p>
          </table:table-cell>
          <table:table-cell table:style-name="Table2.A4" office:value-type="string">
            <text:p text:style-name="P6"><text:change-start text:change-id="ct51855344"/>w2<text:change-end text:change-id="ct51855344"/></text:p>
          </table:table-cell>
        </table:table-row>
        <table:table-row>
          <table:table-cell table:style-name="Table2.A4" office:value-type="string">
            <text:p text:style-name="Table_20_Contents"><text:change-start text:change-id="ct51855696"/>sr3<text:change-end text:change-id="ct51855696"/></text:p>
          </table:table-cell>
          <table:table-cell table:style-name="Table2.A4" office:value-type="string">
            <text:p text:style-name="Table_20_Contents"><text:change-start text:change-id="ct51853248"/>par3<text:change-end text:change-id="ct51853248"/></text:p>
          </table:table-cell>
          <table:table-cell table:style-name="Table2.A4" office:value-type="string">
            <text:p text:style-name="P6"><text:change-start text:change-id="ct51855888"/>no3<text:change-end text:change-id="ct51855888"/></text:p>
          </table:table-cell>
          <table:table-cell table:style-name="Table2.A4" office:value-type="string">
            <text:p text:style-name="P6"><text:change-start text:change-id="ct51052512"/>w3<text:change-end text:change-id="ct51052512"/></text:p>
          </table:table-cell>
        </table:table-row>
        <table:table-row>
          <table:table-cell table:style-name="Table2.A4" office:value-type="string">
            <text:p text:style-name="Table_20_Contents"><text:change-start text:change-id="ct51856480"/>sr4<text:change-end text:change-id="ct51856480"/></text:p>
          </table:table-cell>
          <table:table-cell table:style-name="Table2.A4" office:value-type="string">
            <text:p text:style-name="Table_20_Contents"><text:change-start text:change-id="ct51856256"/>par4<text:change-end text:change-id="ct51856256"/></text:p>
          </table:table-cell>
          <table:table-cell table:style-name="Table2.A4" office:value-type="string">
            <text:p text:style-name="P6"><text:change-start text:change-id="ct51053552"/>no4<text:change-end text:change-id="ct51053552"/></text:p>
          </table:table-cell>
          <table:table-cell table:style-name="Table2.A4" office:value-type="string">
            <text:p text:style-name="P6"><text:change-start text:change-id="ct51856944"/>w4<text:change-end text:change-id="ct51856944"/></text:p>
          </table:table-cell>
        </table:table-row>
        <table:table-row>
          <table:table-cell table:style-name="Table2.A4" office:value-type="string">
            <text:p text:style-name="Table_20_Contents"><text:change-start text:change-id="ct51857456"/>sr5<text:change-end text:change-id="ct51857456"/></text:p>
          </table:table-cell>
          <table:table-cell table:style-name="Table2.A4" office:value-type="string">
            <text:p text:style-name="Table_20_Contents"><text:change-start text:change-id="ct51857648"/>par5<text:change-end text:change-id="ct51857648"/></text:p>
          </table:table-cell>
          <table:table-cell table:style-name="Table2.A4" office:value-type="string">
            <text:p text:style-name="P6"><text:change-start text:change-id="ct51857136"/>no5<text:change-end text:change-id="ct51857136"/></text:p>
          </table:table-cell>
          <table:table-cell table:style-name="Table2.A4" office:value-type="string">
            <text:p text:style-name="P6"><text:change-start text:change-id="ct51857840"/>w5<text:change-end text:change-id="ct51857840"/></text:p>
          </table:table-cell>
        </table:table-row>
        <table:table-row>
          <table:table-cell table:style-name="Table2.A4" office:value-type="string">
            <text:p text:style-name="Table_20_Contents"><text:change-start text:change-id="ct51858352"/>sr6<text:change-end text:change-id="ct51858352"/></text:p>
          </table:table-cell>
          <table:table-cell table:style-name="Table2.A4" office:value-type="string">
            <text:p text:style-name="Table_20_Contents"><text:change-start text:change-id="ct50993600"/>par6<text:change-end text:change-id="ct50993600"/></text:p>
          </table:table-cell>
          <table:table-cell table:style-name="Table2.A4" office:value-type="string">
            <text:p text:style-name="P6"><text:change-start text:change-id="ct50993920"/>no6<text:change-end text:change-id="ct50993920"/></text:p>
          </table:table-cell>
          <table:table-cell table:style-name="Table2.A4" office:value-type="string">
            <text:p text:style-name="P6"><text:change-start text:change-id="ct50994592"/>w6<text:change-end text:change-id="ct50994592"/></text:p>
          </table:table-cell>
        </table:table-row>
        <table:table-row>
          <table:table-cell table:style-name="Table2.A4" office:value-type="string">
            <text:p text:style-name="Table_20_Contents"><text:change-start text:change-id="ct50994880"/>sr7<text:change-end text:change-id="ct50994880"/></text:p>
          </table:table-cell>
          <table:table-cell table:style-name="Table2.A4" office:value-type="string">
            <text:p text:style-name="Table_20_Contents"><text:change-start text:change-id="ct50995296"/>par7<text:change-end text:change-id="ct50995296"/></text:p>
          </table:table-cell>
          <table:table-cell table:style-name="Table2.A4" office:value-type="string">
            <text:p text:style-name="P6"><text:change-start text:change-id="ct50995648"/>no7<text:change-end text:change-id="ct50995648"/></text:p>
          </table:table-cell>
          <table:table-cell table:style-name="Table2.A4" office:value-type="string">
            <text:p text:style-name="P6"><text:change-start text:change-id="ct50996240"/>w7<text:change-end text:change-id="ct50996240"/></text:p>
          </table:table-cell>
        </table:table-row>
        <table:table-row>
          <table:table-cell table:style-name="Table2.A4" office:value-type="string">
            <text:p text:style-name="Table_20_Contents"><text:change-start text:change-id="ct50996928"/>sr8<text:change-end text:change-id="ct50996928"/></text:p>
          </table:table-cell>
          <table:table-cell table:style-name="Table2.A4" office:value-type="string">
            <text:p text:style-name="Table_20_Contents"><text:change-start text:change-id="ct50996432"/>par8<text:change-end text:change-id="ct50996432"/></text:p>
          </table:table-cell>
          <table:table-cell table:style-name="Table2.A4" office:value-type="string">
            <text:p text:style-name="P6"><text:change-start text:change-id="ct51856672"/>no8<text:change-end text:change-id="ct51856672"/></text:p>
          </table:table-cell>
          <table:table-cell table:style-name="Table2.A4" office:value-type="string">
            <text:p text:style-name="P6"><text:change-start text:change-id="ct50998912"/>w8<text:change-end text:change-id="ct50998912"/></text:p>
          </table:table-cell>
        </table:table-row>
        <table:table-row>
          <table:table-cell table:style-name="Table2.A4" office:value-type="string">
            <text:p text:style-name="Table_20_Contents"><text:change-start text:change-id="ct50999568"/>sr9<text:change-end text:change-id="ct50999568"/></text:p>
          </table:table-cell>
          <table:table-cell table:style-name="Table2.A4" office:value-type="string">
            <text:p text:style-name="Table_20_Contents"><text:change-start text:change-id="ct50998160"/>par9<text:change-end text:change-id="ct50998160"/></text:p>
          </table:table-cell>
          <table:table-cell table:style-name="Table2.A4" office:value-type="string">
            <text:p text:style-name="P6"><text:change-start text:change-id="ct50998352"/>no9<text:change-end text:change-id="ct50998352"/></text:p>
          </table:table-cell>
          <table:table-cell table:style-name="Table2.A4" office:value-type="string">
            <text:p text:style-name="P6"><text:change-start text:change-id="ct50999904"/>w9<text:change-end text:change-id="ct50999904"/></text:p>
          </table:table-cell>
        </table:table-row>
        <table:table-row>
          <table:table-cell table:style-name="Table2.A4" office:value-type="string">
            <text:p text:style-name="Table_20_Contents"><text:change-start text:change-id="ct51000304"/>sr10<text:change-end text:change-id="ct51000304"/></text:p>
          </table:table-cell>
          <table:table-cell table:style-name="Table2.A4" office:value-type="string">
            <text:p text:style-name="Table_20_Contents"><text:change-start text:change-id="ct51000496"/>par10<text:change-end text:change-id="ct51000496"/></text:p>
          </table:table-cell>
          <table:table-cell table:style-name="Table2.A4" office:value-type="string">
            <text:p text:style-name="P6"><text:change-start text:change-id="ct51000736"/>no10<text:change-end text:change-id="ct51000736"/></text:p>
          </table:table-cell>
          <table:table-cell table:style-name="Table2.A4" office:value-type="string">
            <text:p text:style-name="P6"><text:change-start text:change-id="ct51001040"/>w10<text:change-end text:change-id="ct51001040"/></text:p>
          </table:table-cell>
        </table:table-row>
        <table:table-row table:style-name="Table2.13"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  <table:table-cell table:style-name="Table2.D2" office:value-type="string">
            <text:p text:style-name="P6"/>
          </table:table-cell>
          <table:table-cell table:style-name="Table2.D2" office:value-type="string">
            <text:p text:style-name="P6"/>
          </table:table-cell>
        </table:table-row>
      </table:table>
      <text:p text:style-name="P1"><text:span text:style-name="T2">Note: <text:s/></text:span>1. Goods once supplied against order will not be taken back unless we agree in writing.</text:p>
      <text:p text:style-name="P1"><text:tab/>2.Shortage or rejection if any should be informed in writing within 48 hours</text:p>
      <text:p text:style-name="P4"><text:tab/>3.The duplicate copy of delivery challans should be returned with authorised signature.</text:p>
      <text:p text:style-name="P2"/>
      <text:p text:style-name="P2"><text:span text:style-name="T4">For Fine Contacts<text:tab/><text:tab/> </text:span><text:tab/> <text:s text:c="8"/></text:p>
      <text:p text:style-name="P2"><text:s text:c="2"/></text:p>
      <text:p text:style-name="P3"><text:tab/><text:tab/><text:tab/><text:tab/><text:tab/><text:tab/><text:tab/><text:tab/><text:tab/><text:tab/> Receiver's Signature<text:line-break/>(With Rubber Stam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fo:border="0.06pt double #000000" style:border-line-width="0.0008in 0.0138in 0.0008in" fo:padding="0.0193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1T14:21:45</meta:creation-date>
    <dc:date>2012-09-29T14:07:44</dc:date>
    <meta:editing-duration>PT59M51S</meta:editing-duration>
    <meta:editing-cycles>61</meta:editing-cycles>
    <meta:generator>LibreOffice/3.5$Linux_X86_64 LibreOffice_project/350m1$Build-2</meta:generator>
    <meta:print-date>2012-09-01T15:52:20</meta:print-date>
    <meta:document-statistic meta:table-count="3" meta:image-count="0" meta:object-count="0" meta:page-count="1" meta:paragraph-count="59" meta:word-count="113" meta:character-count="625" meta:non-whitespace-character-count="530"/>
  </office:meta>
</office:document-meta>
</file>